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472in"/>
    </style:style>
    <style:style style:name="co2" style:family="table-column">
      <style:table-column-properties fo:break-before="auto" style:column-width="0.6362in"/>
    </style:style>
    <style:style style:name="co3" style:family="table-column">
      <style:table-column-properties fo:break-before="auto" style:column-width="1.0339in"/>
    </style:style>
    <style:style style:name="co4" style:family="table-column">
      <style:table-column-properties fo:break-before="auto" style:column-width="0.5984in"/>
    </style:style>
    <style:style style:name="co5" style:family="table-column">
      <style:table-column-properties fo:break-before="auto" style:column-width="0.6783in"/>
    </style:style>
    <style:style style:name="co6" style:family="table-column">
      <style:table-column-properties fo:break-before="auto" style:column-width="2.0689in"/>
    </style:style>
    <style:style style:name="co7" style:family="table-column">
      <style:table-column-properties fo:break-before="auto" style:column-width="0.890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37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General&quot;" style:apply-style-name="Accent_20_2" style:base-cell-address="Sheet1.C1"/>
      <style:map style:condition="cell-content()=&quot;Tex&quot;" style:apply-style-name="Accent_20_3" style:base-cell-address="Sheet1.C1"/>
      <style:map style:condition="cell-content()=&quot;Problems&quot;" style:apply-style-name="OrangeError" style:base-cell-address="Sheet1.C1"/>
    </style:style>
    <style:style style:name="ce3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-&quot;" style:apply-style-name="Note" style:base-cell-address="Sheet1.D1"/>
    </style:style>
    <style:style style:name="ce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-&quot;" style:apply-style-name="Note" style:base-cell-address="Sheet1.D4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-&quot;" style:apply-style-name="Note" style:base-cell-address="Sheet1.D5"/>
    </style:style>
    <style:style style:name="ce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-&quot;" style:apply-style-name="Note" style:base-cell-address="Sheet1.D9"/>
    </style:style>
    <style:style style:name="ce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-&quot;" style:apply-style-name="Note" style:base-cell-address="Sheet1.D18"/>
    </style:style>
    <style:style style:name="ce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-&quot;" style:apply-style-name="Note" style:base-cell-address="Sheet1.D23"/>
    </style:style>
    <style:style style:name="ce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-&quot;" style:apply-style-name="Note" style:base-cell-address="Sheet1.D24"/>
    </style:style>
    <style:style style:name="ce5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5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-&quot;" style:apply-style-name="Note" style:base-cell-address="Sheet1.E1"/>
    </style:style>
    <style:style style:name="ce5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-&quot;" style:apply-style-name="Note" style:base-cell-address="Sheet1.E4"/>
    </style:style>
    <style:style style:name="ce5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-&quot;" style:apply-style-name="Note" style:base-cell-address="Sheet1.E5"/>
    </style:style>
    <style:style style:name="ce5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-&quot;" style:apply-style-name="Note" style:base-cell-address="Sheet1.E9"/>
    </style:style>
    <style:style style:name="ce5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-&quot;" style:apply-style-name="Note" style:base-cell-address="Sheet1.E18"/>
    </style:style>
    <style:style style:name="ce5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-&quot;" style:apply-style-name="Note" style:base-cell-address="Sheet1.E23"/>
    </style:style>
    <style:style style:name="ce5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-&quot;" style:apply-style-name="Note" style:base-cell-address="Sheet1.E24"/>
    </style:style>
    <style:style style:name="ce59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60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start" fo:margin-left="0.278in"/>
    </style:style>
    <style:style style:name="ce6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start" fo:margin-left="0.5555in"/>
    </style:style>
    <style:style style:name="ce6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+&quot;" style:apply-style-name="Good" style:base-cell-address="Sheet1.G1"/>
      <style:map style:condition="cell-content()=&quot;-&quot;" style:apply-style-name="Bad" style:base-cell-address="Sheet1.G1"/>
      <style:map style:condition="cell-content()=&quot;+-&quot;" style:apply-style-name="Neutral" style:base-cell-address="Sheet1.G1"/>
      <style:map style:condition="cell-content()=&quot;?&quot;" style:apply-style-name="Accent_20_1" style:base-cell-address="Sheet1.G1"/>
      <style:map style:condition="cell-content()=&quot;!&quot;" style:apply-style-name="ActualOrangeError" style:base-cell-address="Sheet1.G1"/>
      <style:map style:condition="cell-content()=&quot;+!&quot;" style:apply-style-name="DarkLimeAccent" style:base-cell-address="Sheet1.G1"/>
      <style:map style:condition="cell-content()=&quot;+?&quot;" style:apply-style-name="LightBlueItalicAccent" style:base-cell-address="Sheet1.G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8"/>
        <table:table-column table:style-name="co4" table:default-cell-style-name="ce39"/>
        <table:table-column table:style-name="co5" table:default-cell-style-name="ce52"/>
        <table:table-column table:style-name="co6" table:default-cell-style-name="ce59"/>
        <table:table-column table:style-name="co7" table:default-cell-style-name="ce6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Urgenc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cture #</text:p>
          </table:table-cell>
          <table:table-cell office:value-type="string" calcext:value-type="string">
            <text:p>Problem #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Status</text:p>
          </table:table-cell>
        </table:table-row>
        <table:table-row table:style-name="ro2">
          <table:table-cell office:value-type="string" calcext:value-type="string">
            <text:p>3.7.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</text:p>
          </table:table-cell>
          <table:table-cell table:style-name="ce4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ganize task record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2.7.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</text:p>
          </table:table-cell>
          <table:table-cell table:style-name="ce4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ganize git</text:p>
          </table:table-cell>
          <table:table-cell office:value-type="string" calcext:value-type="string">
            <text:p>+-</text:p>
          </table:table-cell>
        </table:table-row>
        <table:table-row table:style-name="ro2">
          <table:table-cell office:value-type="string" calcext:value-type="string">
            <text:p>3.7.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</text:p>
          </table:table-cell>
          <table:table-cell table:style-name="ce41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60" office:value-type="string" calcext:value-type="string">
            <text:p>Linux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3.7.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neral</text:p>
          </table:table-cell>
          <table:table-cell table:style-name="ce42" office:value-type="string" calcext:value-type="string">
            <text:p>-</text:p>
          </table:table-cell>
          <table:table-cell table:style-name="ce54" office:value-type="string" calcext:value-type="string">
            <text:p>-</text:p>
          </table:table-cell>
          <table:table-cell table:style-name="ce60" office:value-type="string" calcext:value-type="string">
            <text:p>Win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4.7.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eral</text:p>
          </table:table-cell>
          <table:table-cell table:style-name="ce42" office:value-type="string" calcext:value-type="string">
            <text:p>-</text:p>
          </table:table-cell>
          <table:table-cell table:style-name="ce54" office:value-type="string" calcext:value-type="string">
            <text:p>-</text:p>
          </table:table-cell>
          <table:table-cell table:style-name="ce60" office:value-type="string" calcext:value-type="string">
            <text:p>squash test commits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2.7.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table:style-name="ce4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ganize tex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4.7.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table:style-name="ce4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0" office:value-type="string" calcext:value-type="string">
            <text:p>Template (preamble)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4.7.22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table:style-name="ce46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style-name="ce61" office:value-type="string" calcext:value-type="string">
            <text:p>Problem enumeration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4.7.22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table:style-name="ce46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style-name="ce61" office:value-type="string" calcext:value-type="string">
            <text:p>Start at top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4.7.22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table:style-name="ce46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style-name="ce61" office:value-type="string" calcext:value-type="string">
            <text:p>Header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4.7.22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table:style-name="ce46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style-name="ce61" office:value-type="string" calcext:value-type="string">
            <text:p>Generic preamble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2.7.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table:style-name="ce4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1" office:value-type="string" calcext:value-type="string">
            <text:p>Import preamble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18.7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table:style-name="ce4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1" office:value-type="string" calcext:value-type="string">
            <text:p>Numerate items</text:p>
          </table:table-cell>
          <table:table-cell office:value-type="string" calcext:value-type="string">
            <text:p>!</text:p>
          </table:table-cell>
        </table:table-row>
        <table:table-row table:style-name="ro2">
          <table:table-cell table:number-columns-repeated="3"/>
          <table:table-cell table:style-name="ce40"/>
          <table:table-cell/>
          <table:table-cell table:style-name="ce60"/>
          <table:table-cell/>
        </table:table-row>
        <table:table-row table:style-name="ro2">
          <table:table-cell office:value-type="string" calcext:value-type="string">
            <text:p>4.7.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blems</text:p>
          </table:table-cell>
          <table:table-cell table:style-name="ce4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давальник</text:p>
          </table:table-cell>
          <table:table-cell office:value-type="string" calcext:value-type="string">
            <text:p>!</text:p>
          </table:table-cell>
        </table:table-row>
        <table:table-row table:style-name="ro2">
          <table:table-cell table:number-columns-repeated="3"/>
          <table:table-cell table:style-name="ce40"/>
          <table:table-cell table:number-columns-repeated="3"/>
        </table:table-row>
        <table:table-row table:style-name="ro2">
          <table:table-cell office:value-type="string" calcext:value-type="string">
            <text:p>4.7.22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Problems</text:p>
          </table:table-cell>
          <table:table-cell table:style-name="ce47" office:value-type="float" office:value="1" calcext:value-type="float">
            <text:p>1</text:p>
          </table:table-cell>
          <table:table-cell table:style-name="ce56" office:value-type="string" calcext:value-type="string">
            <text:p>-</text:p>
          </table:table-cell>
          <table:table-cell office:value-type="string" calcext:value-type="string">
            <text:p>Матрицы</text:p>
          </table:table-cell>
          <table:table-cell/>
        </table:table-row>
        <table:table-row table:style-name="ro2">
          <table:table-cell office:value-type="string" calcext:value-type="string">
            <text:p>4.7.22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Problems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60" office:value-type="string" calcext:value-type="string">
            <text:p>Г9.10</text:p>
          </table:table-cell>
          <table:table-cell/>
        </table:table-row>
        <table:table-row table:style-name="ro2">
          <table:table-cell office:value-type="string" calcext:value-type="string">
            <text:p>4.7.22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Problems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60" office:value-type="string" calcext:value-type="string">
            <text:p>Г9.11-12</text:p>
          </table:table-cell>
          <table:table-cell/>
        </table:table-row>
        <table:table-row table:style-name="ro2">
          <table:table-cell office:value-type="string" calcext:value-type="string">
            <text:p>4.7.22</text:p>
          </table:table-cell>
          <table:table-cell table:style-name="ce29" office:value-type="float" office:value="1" calcext:value-type="float">
            <text:p>1</text:p>
          </table:table-cell>
          <table:table-cell office:value-type="string" calcext:value-type="string">
            <text:p>Problems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60" office:value-type="string" calcext:value-type="string">
            <text:p>Алгоритм Штрассена</text:p>
          </table:table-cell>
          <table:table-cell/>
        </table:table-row>
        <table:table-row table:style-name="ro2">
          <table:table-cell table:number-columns-repeated="3"/>
          <table:table-cell table:style-name="ce48"/>
          <table:table-cell table:number-columns-repeated="3"/>
        </table:table-row>
        <table:table-row table:style-name="ro2">
          <table:table-cell office:value-type="string" calcext:value-type="string">
            <text:p>4.7.22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Problems</text:p>
          </table:table-cell>
          <table:table-cell table:style-name="ce49" office:value-type="float" office:value="10" calcext:value-type="float">
            <text:p>10</text:p>
          </table:table-cell>
          <table:table-cell table:style-name="ce57" office:value-type="string" calcext:value-type="string">
            <text:p>-</text:p>
          </table:table-cell>
          <table:table-cell office:value-type="string" calcext:value-type="string">
            <text:p>Кольца, группы</text:p>
          </table:table-cell>
          <table:table-cell/>
        </table:table-row>
        <table:table-row table:style-name="ro2">
          <table:table-cell office:value-type="string" calcext:value-type="string">
            <text:p>4.7.22</text:p>
          </table:table-cell>
          <table:table-cell table:style-name="ce32" office:value-type="float" office:value="1" calcext:value-type="float">
            <text:p>1</text:p>
          </table:table-cell>
          <table:table-cell office:value-type="string" calcext:value-type="string">
            <text:p>Problems</text:p>
          </table:table-cell>
          <table:table-cell table:style-name="ce50" office:value-type="float" office:value="10" calcext:value-type="float">
            <text:p>10</text:p>
          </table:table-cell>
          <table:table-cell table:style-name="ce58" office:value-type="float" office:value="5" calcext:value-type="float">
            <text:p>5</text:p>
          </table:table-cell>
          <table:table-cell table:style-name="ce60" office:value-type="string" calcext:value-type="string">
            <text:p>Г3.*</text:p>
          </table:table-cell>
          <table:table-cell/>
        </table:table-row>
        <table:table-row table:style-name="ro2">
          <table:table-cell office:value-type="string" calcext:value-type="string">
            <text:p>4.7.22</text:p>
          </table:table-cell>
          <table:table-cell table:style-name="ce32" office:value-type="float" office:value="1" calcext:value-type="float">
            <text:p>1</text:p>
          </table:table-cell>
          <table:table-cell office:value-type="string" calcext:value-type="string">
            <text:p>Problems</text:p>
          </table:table-cell>
          <table:table-cell table:style-name="ce50" office:value-type="float" office:value="10" calcext:value-type="float">
            <text:p>10</text:p>
          </table:table-cell>
          <table:table-cell table:style-name="ce58" office:value-type="float" office:value="6" calcext:value-type="float">
            <text:p>6</text:p>
          </table:table-cell>
          <table:table-cell table:style-name="ce60" office:value-type="string" calcext:value-type="string">
            <text:p>Г3.*</text:p>
          </table:table-cell>
          <table:table-cell/>
        </table:table-row>
        <table:table-row table:style-name="ro2">
          <table:table-cell office:value-type="string" calcext:value-type="string">
            <text:p>4.7.22</text:p>
          </table:table-cell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Problems</text:p>
          </table:table-cell>
          <table:table-cell table:style-name="ce50" office:value-type="float" office:value="10" calcext:value-type="float">
            <text:p>10</text:p>
          </table:table-cell>
          <table:table-cell table:style-name="ce58" office:value-type="float" office:value="7" calcext:value-type="float">
            <text:p>7</text:p>
          </table:table-cell>
          <table:table-cell table:style-name="ce60" office:value-type="string" calcext:value-type="string">
            <text:p>Г3.*</text:p>
          </table:table-cell>
          <table:table-cell/>
        </table:table-row>
        <table:table-row table:style-name="ro2">
          <table:table-cell table:number-columns-repeated="3"/>
          <table:table-cell table:style-name="ce48"/>
          <table:table-cell table:number-columns-repeated="3"/>
        </table:table-row>
        <table:table-row table:style-name="ro2">
          <table:table-cell office:value-type="string" calcext:value-type="string">
            <text:p>5.7.20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blems</text:p>
          </table:table-cell>
          <table:table-cell table:style-name="ce48" office:value-type="float" office:value="34" calcext:value-type="float">
            <text:p>3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БЛ и Кв формы</text:p>
          </table:table-cell>
          <table:table-cell/>
        </table:table-row>
        <table:table-row table:style-name="ro2">
          <table:table-cell office:value-type="string" calcext:value-type="string">
            <text:p>5.7.20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blems</text:p>
          </table:table-cell>
          <table:table-cell table:style-name="ce48" office:value-type="float" office:value="34" calcext:value-type="float">
            <text:p>34</text:p>
          </table:table-cell>
          <table:table-cell office:value-type="string" calcext:value-type="string">
            <text:p>-</text:p>
          </table:table-cell>
          <table:table-cell table:style-name="ce60" office:value-type="string" calcext:value-type="string">
            <text:p>Т Ферма, дво Лагранжа</text:p>
          </table:table-cell>
          <table:table-cell/>
        </table:table-row>
        <table:table-row table:style-name="ro2">
          <table:table-cell table:number-columns-repeated="3"/>
          <table:table-cell table:style-name="ce48"/>
          <table:table-cell table:number-columns-repeated="3"/>
        </table:table-row>
        <table:table-row table:style-name="ro2">
          <table:table-cell office:value-type="string" calcext:value-type="string">
            <text:p>17.7.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blems</text:p>
          </table:table-cell>
          <table:table-cell table:style-name="ce48"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t</text:p>
          </table:table-cell>
          <table:table-cell/>
        </table:table-row>
        <table:table-row table:style-name="ro3">
          <table:table-cell office:value-type="string" calcext:value-type="string">
            <text:p>17.7.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blems</text:p>
          </table:table-cell>
          <table:table-cell table:style-name="ce48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60" office:value-type="string" calcext:value-type="string">
            <text:p>lim det для стабилизирующейся последовательности</text:p>
          </table:table-cell>
          <table:table-cell/>
        </table:table-row>
        <table:table-row table:style-name="ro2">
          <table:table-cell table:number-columns-repeated="3"/>
          <table:table-cell table:style-name="ce48"/>
          <table:table-cell table:number-columns-repeated="3"/>
        </table:table-row>
        <table:table-row table:style-name="ro2">
          <table:table-cell office:value-type="string" calcext:value-type="string">
            <text:p>18.7.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blems</text:p>
          </table:table-cell>
          <table:table-cell table:style-name="ce48"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Диагонализация</text:p>
          </table:table-cell>
          <table:table-cell/>
        </table:table-row>
        <table:table-row table:style-name="ro2">
          <table:table-cell office:value-type="string" calcext:value-type="string">
            <text:p>18.7.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blems</text:p>
          </table:table-cell>
          <table:table-cell table:style-name="ce48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style-name="ce60" office:value-type="string" calcext:value-type="string">
            <text:p>cube+triangle problem</text:p>
          </table:table-cell>
          <table:table-cell/>
        </table:table-row>
        <table:table-row table:style-name="ro2" table:number-rows-repeated="22">
          <table:table-cell table:number-columns-repeated="3"/>
          <table:table-cell table:style-name="ce48"/>
          <table:table-cell table:number-columns-repeated="3"/>
        </table:table-row>
        <table:table-row table:style-name="ro2" table:number-rows-repeated="978">
          <table:table-cell table:number-columns-repeated="7"/>
        </table:table-row>
        <table:table-row table:style-name="ro2" table:number-rows-repeated="41">
          <table:table-cell table:number-columns-repeated="3"/>
          <table:table-cell table:style-name="ce51"/>
          <table:table-cell table:number-columns-repeated="3"/>
        </table:table-row>
        <table:table-row table:style-name="ro2" table:number-rows-repeated="1047499">
          <table:table-cell table:number-columns-repeated="7"/>
        </table:table-row>
        <table:table-row table:style-name="ro2">
          <table:table-cell table:number-columns-repeated="7"/>
        </table:table-row>
        <calcext:conditional-formats>
          <calcext:conditional-format calcext:target-range-address="Sheet1.G1:Sheet1.G1048576">
            <calcext:condition calcext:apply-style-name="Good" calcext:value="=&quot;+&quot;" calcext:base-cell-address="Sheet1.G1"/>
            <calcext:condition calcext:apply-style-name="Bad" calcext:value="=&quot;-&quot;" calcext:base-cell-address="Sheet1.G1"/>
            <calcext:condition calcext:apply-style-name="Neutral" calcext:value="=&quot;+-&quot;" calcext:base-cell-address="Sheet1.G1"/>
            <calcext:condition calcext:apply-style-name="Accent 1" calcext:value="=&quot;?&quot;" calcext:base-cell-address="Sheet1.G1"/>
            <calcext:condition calcext:apply-style-name="ActualOrangeError" calcext:value="=&quot;!&quot;" calcext:base-cell-address="Sheet1.G1"/>
            <calcext:condition calcext:apply-style-name="DarkLimeAccent" calcext:value="=&quot;+!&quot;" calcext:base-cell-address="Sheet1.G1"/>
            <calcext:condition calcext:apply-style-name="LightBlueItalicAccent" calcext:value="=&quot;+?&quot;" calcext:base-cell-address="Sheet1.G1"/>
          </calcext:conditional-format>
          <calcext:conditional-format calcext:target-range-address="Sheet1.D1077:Sheet1.D1048576 Sheet1.D1:Sheet1.D1 Sheet1.D22:Sheet1.D22 Sheet1.D27:Sheet1.D1035">
            <calcext:color-scale>
              <calcext:color-scale-entry calcext:value="1" calcext:type="number" calcext:color="#b4c7dc"/>
              <calcext:color-scale-entry calcext:value="50" calcext:type="percentile" calcext:color="#afd095"/>
              <calcext:color-scale-entry calcext:value="41" calcext:type="number" calcext:color="#e8f2a1"/>
            </calcext:color-scale>
          </calcext:conditional-format>
          <calcext:conditional-format calcext:target-range-address="Sheet1.D1036:Sheet1.D1076">
            <calcext:color-scale>
              <calcext:color-scale-entry calcext:value="1" calcext:type="number" calcext:color="#b4c7dc"/>
              <calcext:color-scale-entry calcext:value="50" calcext:type="percentile" calcext:color="#afd095"/>
              <calcext:color-scale-entry calcext:value="41" calcext:type="number" calcext:color="#e8f2a1"/>
            </calcext:color-scale>
          </calcext:conditional-format>
          <calcext:conditional-format calcext:target-range-address="Sheet1.D1:Sheet1.D3 Sheet1.D7:Sheet1.D8 Sheet1.D19:Sheet1.D22 Sheet1.D13:Sheet1.D17 Sheet1.D27:Sheet1.D1048576">
            <calcext:color-scale>
              <calcext:color-scale-entry calcext:value="1" calcext:type="number" calcext:color="#b3cac7"/>
              <calcext:color-scale-entry calcext:value="21" calcext:type="number" calcext:color="#afd095"/>
              <calcext:color-scale-entry calcext:value="41" calcext:type="number" calcext:color="#e8f2a1"/>
            </calcext:color-scale>
            <calcext:condition calcext:apply-style-name="Note" calcext:value="=&quot;-&quot;" calcext:base-cell-address="Sheet1.D1"/>
          </calcext:conditional-format>
          <calcext:conditional-format calcext:target-range-address="Sheet1.E1:Sheet1.E3 Sheet1.E7:Sheet1.E8 Sheet1.E19:Sheet1.E22 Sheet1.E13:Sheet1.E17 Sheet1.E27:Sheet1.E1048576">
            <calcext:color-scale>
              <calcext:color-scale-entry calcext:value="0" calcext:type="minimum" calcext:color="#f7d1d5"/>
              <calcext:color-scale-entry calcext:value="50" calcext:type="percentile" calcext:color="#e0c2cd"/>
              <calcext:color-scale-entry calcext:value="0" calcext:type="maximum" calcext:color="#dedce6"/>
            </calcext:color-scale>
            <calcext:condition calcext:apply-style-name="LightGoldItalic" calcext:value="contains-text(&quot;*&quot;)" calcext:base-cell-address="Sheet1.E1"/>
            <calcext:condition calcext:apply-style-name="Note" calcext:value="=&quot;-&quot;" calcext:base-cell-address="Sheet1.E1"/>
          </calcext:conditional-format>
          <calcext:conditional-format calcext:target-range-address="Sheet1.D4:Sheet1.D4">
            <calcext:color-scale>
              <calcext:color-scale-entry calcext:value="1" calcext:type="number" calcext:color="#b3cac7"/>
              <calcext:color-scale-entry calcext:value="21" calcext:type="number" calcext:color="#afd095"/>
              <calcext:color-scale-entry calcext:value="41" calcext:type="number" calcext:color="#e8f2a1"/>
            </calcext:color-scale>
            <calcext:condition calcext:apply-style-name="Note" calcext:value="=&quot;-&quot;" calcext:base-cell-address="Sheet1.D4"/>
          </calcext:conditional-format>
          <calcext:conditional-format calcext:target-range-address="Sheet1.E4:Sheet1.E4">
            <calcext:color-scale>
              <calcext:color-scale-entry calcext:value="0" calcext:type="minimum" calcext:color="#f7d1d5"/>
              <calcext:color-scale-entry calcext:value="50" calcext:type="percentile" calcext:color="#e0c2cd"/>
              <calcext:color-scale-entry calcext:value="0" calcext:type="maximum" calcext:color="#dedce6"/>
            </calcext:color-scale>
            <calcext:condition calcext:apply-style-name="LightGoldItalic" calcext:value="contains-text(&quot;*&quot;)" calcext:base-cell-address="Sheet1.E4"/>
            <calcext:condition calcext:apply-style-name="Note" calcext:value="=&quot;-&quot;" calcext:base-cell-address="Sheet1.E4"/>
          </calcext:conditional-format>
          <calcext:conditional-format calcext:target-range-address="Sheet1.D5:Sheet1.D6">
            <calcext:color-scale>
              <calcext:color-scale-entry calcext:value="1" calcext:type="number" calcext:color="#b3cac7"/>
              <calcext:color-scale-entry calcext:value="21" calcext:type="number" calcext:color="#afd095"/>
              <calcext:color-scale-entry calcext:value="41" calcext:type="number" calcext:color="#e8f2a1"/>
            </calcext:color-scale>
            <calcext:condition calcext:apply-style-name="Note" calcext:value="=&quot;-&quot;" calcext:base-cell-address="Sheet1.D5"/>
          </calcext:conditional-format>
          <calcext:conditional-format calcext:target-range-address="Sheet1.E5:Sheet1.E6">
            <calcext:color-scale>
              <calcext:color-scale-entry calcext:value="0" calcext:type="minimum" calcext:color="#f7d1d5"/>
              <calcext:color-scale-entry calcext:value="50" calcext:type="percentile" calcext:color="#e0c2cd"/>
              <calcext:color-scale-entry calcext:value="0" calcext:type="maximum" calcext:color="#dedce6"/>
            </calcext:color-scale>
            <calcext:condition calcext:apply-style-name="LightGoldItalic" calcext:value="contains-text(&quot;*&quot;)" calcext:base-cell-address="Sheet1.E5"/>
            <calcext:condition calcext:apply-style-name="Note" calcext:value="=&quot;-&quot;" calcext:base-cell-address="Sheet1.E5"/>
          </calcext:conditional-format>
          <calcext:conditional-format calcext:target-range-address="Sheet1.B1:Sheet1.B8 Sheet1.B13:Sheet1.B17 Sheet1.B21:Sheet1.B22 Sheet1.B27:Sheet1.B1048576">
            <calcext:color-scale>
              <calcext:color-scale-entry calcext:value="1" calcext:type="number" calcext:color="#ffa6a6"/>
              <calcext:color-scale-entry calcext:value="5" calcext:type="number" calcext:color="#ffffa6"/>
              <calcext:color-scale-entry calcext:value="10" calcext:type="number" calcext:color="#afd095"/>
            </calcext:color-scale>
          </calcext:conditional-format>
          <calcext:conditional-format calcext:target-range-address="Sheet1.B9:Sheet1.B12">
            <calcext:color-scale>
              <calcext:color-scale-entry calcext:value="1" calcext:type="number" calcext:color="#ffa6a6"/>
              <calcext:color-scale-entry calcext:value="5" calcext:type="number" calcext:color="#ffffa6"/>
              <calcext:color-scale-entry calcext:value="10" calcext:type="number" calcext:color="#afd095"/>
            </calcext:color-scale>
          </calcext:conditional-format>
          <calcext:conditional-format calcext:target-range-address="Sheet1.D9:Sheet1.D12">
            <calcext:color-scale>
              <calcext:color-scale-entry calcext:value="1" calcext:type="number" calcext:color="#b3cac7"/>
              <calcext:color-scale-entry calcext:value="21" calcext:type="number" calcext:color="#afd095"/>
              <calcext:color-scale-entry calcext:value="41" calcext:type="number" calcext:color="#e8f2a1"/>
            </calcext:color-scale>
            <calcext:condition calcext:apply-style-name="Note" calcext:value="=&quot;-&quot;" calcext:base-cell-address="Sheet1.D9"/>
          </calcext:conditional-format>
          <calcext:conditional-format calcext:target-range-address="Sheet1.E9:Sheet1.E12">
            <calcext:color-scale>
              <calcext:color-scale-entry calcext:value="0" calcext:type="minimum" calcext:color="#f7d1d5"/>
              <calcext:color-scale-entry calcext:value="50" calcext:type="percentile" calcext:color="#e0c2cd"/>
              <calcext:color-scale-entry calcext:value="0" calcext:type="maximum" calcext:color="#dedce6"/>
            </calcext:color-scale>
            <calcext:condition calcext:apply-style-name="LightGoldItalic" calcext:value="contains-text(&quot;*&quot;)" calcext:base-cell-address="Sheet1.E9"/>
            <calcext:condition calcext:apply-style-name="Note" calcext:value="=&quot;-&quot;" calcext:base-cell-address="Sheet1.E9"/>
          </calcext:conditional-format>
          <calcext:conditional-format calcext:target-range-address="Sheet1.C1:Sheet1.C1048576">
            <calcext:condition calcext:apply-style-name="Accent 2" calcext:value="=&quot;General&quot;" calcext:base-cell-address="Sheet1.C1"/>
            <calcext:condition calcext:apply-style-name="Accent 3" calcext:value="=&quot;Tex&quot;" calcext:base-cell-address="Sheet1.C1"/>
            <calcext:condition calcext:apply-style-name="OrangeError" calcext:value="=&quot;Problems&quot;" calcext:base-cell-address="Sheet1.C1"/>
          </calcext:conditional-format>
          <calcext:conditional-format calcext:target-range-address="Sheet1.B19:Sheet1.B21">
            <calcext:color-scale>
              <calcext:color-scale-entry calcext:value="1" calcext:type="number" calcext:color="#ffa6a6"/>
              <calcext:color-scale-entry calcext:value="5" calcext:type="number" calcext:color="#ffffa6"/>
              <calcext:color-scale-entry calcext:value="10" calcext:type="number" calcext:color="#afd095"/>
            </calcext:color-scale>
          </calcext:conditional-format>
          <calcext:conditional-format calcext:target-range-address="Sheet1.D24:Sheet1.D26">
            <calcext:color-scale>
              <calcext:color-scale-entry calcext:value="1" calcext:type="number" calcext:color="#b3cac7"/>
              <calcext:color-scale-entry calcext:value="21" calcext:type="number" calcext:color="#afd095"/>
              <calcext:color-scale-entry calcext:value="41" calcext:type="number" calcext:color="#e8f2a1"/>
            </calcext:color-scale>
            <calcext:condition calcext:apply-style-name="Note" calcext:value="=&quot;-&quot;" calcext:base-cell-address="Sheet1.D24"/>
          </calcext:conditional-format>
          <calcext:conditional-format calcext:target-range-address="Sheet1.E24:Sheet1.E26">
            <calcext:color-scale>
              <calcext:color-scale-entry calcext:value="0" calcext:type="minimum" calcext:color="#f7d1d5"/>
              <calcext:color-scale-entry calcext:value="50" calcext:type="percentile" calcext:color="#e0c2cd"/>
              <calcext:color-scale-entry calcext:value="0" calcext:type="maximum" calcext:color="#dedce6"/>
            </calcext:color-scale>
            <calcext:condition calcext:apply-style-name="LightGoldItalic" calcext:value="contains-text(&quot;*&quot;)" calcext:base-cell-address="Sheet1.E24"/>
            <calcext:condition calcext:apply-style-name="Note" calcext:value="=&quot;-&quot;" calcext:base-cell-address="Sheet1.E24"/>
          </calcext:conditional-format>
          <calcext:conditional-format calcext:target-range-address="Sheet1.B26:Sheet1.B26">
            <calcext:color-scale>
              <calcext:color-scale-entry calcext:value="1" calcext:type="number" calcext:color="#ffa6a6"/>
              <calcext:color-scale-entry calcext:value="5" calcext:type="number" calcext:color="#ffffa6"/>
              <calcext:color-scale-entry calcext:value="10" calcext:type="number" calcext:color="#afd095"/>
            </calcext:color-scale>
          </calcext:conditional-format>
          <calcext:conditional-format calcext:target-range-address="Sheet1.B24:Sheet1.B26">
            <calcext:color-scale>
              <calcext:color-scale-entry calcext:value="1" calcext:type="number" calcext:color="#ffa6a6"/>
              <calcext:color-scale-entry calcext:value="5" calcext:type="number" calcext:color="#ffffa6"/>
              <calcext:color-scale-entry calcext:value="10" calcext:type="number" calcext:color="#afd095"/>
            </calcext:color-scale>
          </calcext:conditional-format>
          <calcext:conditional-format calcext:target-range-address="Sheet1.B23:Sheet1.B23">
            <calcext:color-scale>
              <calcext:color-scale-entry calcext:value="1" calcext:type="number" calcext:color="#ffa6a6"/>
              <calcext:color-scale-entry calcext:value="5" calcext:type="number" calcext:color="#ffffa6"/>
              <calcext:color-scale-entry calcext:value="10" calcext:type="number" calcext:color="#afd095"/>
            </calcext:color-scale>
          </calcext:conditional-format>
          <calcext:conditional-format calcext:target-range-address="Sheet1.D23:Sheet1.D23">
            <calcext:color-scale>
              <calcext:color-scale-entry calcext:value="1" calcext:type="number" calcext:color="#b3cac7"/>
              <calcext:color-scale-entry calcext:value="21" calcext:type="number" calcext:color="#afd095"/>
              <calcext:color-scale-entry calcext:value="41" calcext:type="number" calcext:color="#e8f2a1"/>
            </calcext:color-scale>
            <calcext:condition calcext:apply-style-name="Note" calcext:value="=&quot;-&quot;" calcext:base-cell-address="Sheet1.D23"/>
          </calcext:conditional-format>
          <calcext:conditional-format calcext:target-range-address="Sheet1.E23:Sheet1.E23">
            <calcext:color-scale>
              <calcext:color-scale-entry calcext:value="0" calcext:type="minimum" calcext:color="#f7d1d5"/>
              <calcext:color-scale-entry calcext:value="50" calcext:type="percentile" calcext:color="#e0c2cd"/>
              <calcext:color-scale-entry calcext:value="0" calcext:type="maximum" calcext:color="#dedce6"/>
            </calcext:color-scale>
            <calcext:condition calcext:apply-style-name="LightGoldItalic" calcext:value="contains-text(&quot;*&quot;)" calcext:base-cell-address="Sheet1.E23"/>
            <calcext:condition calcext:apply-style-name="Note" calcext:value="=&quot;-&quot;" calcext:base-cell-address="Sheet1.E23"/>
          </calcext:conditional-format>
          <calcext:conditional-format calcext:target-range-address="Sheet1.B18:Sheet1.B18">
            <calcext:color-scale>
              <calcext:color-scale-entry calcext:value="1" calcext:type="number" calcext:color="#ffa6a6"/>
              <calcext:color-scale-entry calcext:value="5" calcext:type="number" calcext:color="#ffffa6"/>
              <calcext:color-scale-entry calcext:value="10" calcext:type="number" calcext:color="#afd095"/>
            </calcext:color-scale>
          </calcext:conditional-format>
          <calcext:conditional-format calcext:target-range-address="Sheet1.D18:Sheet1.D18">
            <calcext:color-scale>
              <calcext:color-scale-entry calcext:value="1" calcext:type="number" calcext:color="#b3cac7"/>
              <calcext:color-scale-entry calcext:value="21" calcext:type="number" calcext:color="#afd095"/>
              <calcext:color-scale-entry calcext:value="41" calcext:type="number" calcext:color="#e8f2a1"/>
            </calcext:color-scale>
            <calcext:condition calcext:apply-style-name="Note" calcext:value="=&quot;-&quot;" calcext:base-cell-address="Sheet1.D18"/>
          </calcext:conditional-format>
          <calcext:conditional-format calcext:target-range-address="Sheet1.E18:Sheet1.E18">
            <calcext:color-scale>
              <calcext:color-scale-entry calcext:value="0" calcext:type="minimum" calcext:color="#f7d1d5"/>
              <calcext:color-scale-entry calcext:value="50" calcext:type="percentile" calcext:color="#e0c2cd"/>
              <calcext:color-scale-entry calcext:value="0" calcext:type="maximum" calcext:color="#dedce6"/>
            </calcext:color-scale>
            <calcext:condition calcext:apply-style-name="LightGoldItalic" calcext:value="contains-text(&quot;*&quot;)" calcext:base-cell-address="Sheet1.E18"/>
            <calcext:condition calcext:apply-style-name="Note" calcext:value="=&quot;-&quot;" calcext:base-cell-address="Sheet1.E1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OrangeError" style:family="table-cell" style:parent-style-name="Error">
      <style:table-cell-properties fo:background-color="#966a00"/>
    </style:style>
    <style:style style:name="ActualOrangeError" style:family="table-cell" style:parent-style-name="Default">
      <style:table-cell-properties fo:background-color="#b85c00" style:diagonal-bl-tr="none" style:diagonal-tl-br="none"/>
      <style:text-properties fo:color="#ffffff" fo:font-weight="bold"/>
    </style:style>
    <style:style style:name="DarkLimeAccent" style:family="table-cell" style:parent-style-name="Default">
      <style:table-cell-properties fo:background-color="#468a1a"/>
      <style:text-properties fo:color="#ffffff" fo:font-weight="bold"/>
    </style:style>
    <style:style style:name="LightBlueItalicAccent" style:family="table-cell" style:parent-style-name="Default">
      <style:table-cell-properties fo:background-color="#5983b0" style:diagonal-bl-tr="none" style:diagonal-tl-br="none"/>
      <style:text-properties fo:color="#ffffff" fo:font-style="italic" fo:font-weight="bold"/>
    </style:style>
    <style:style style:name="GoldItalic" style:family="table-cell" style:parent-style-name="Default">
      <style:table-cell-properties fo:background-color="#ffe994"/>
      <style:text-properties fo:font-style="italic"/>
    </style:style>
    <style:style style:name="LightGoldItalic" style:family="table-cell" style:parent-style-name="Default">
      <style:table-cell-properties fo:background-color="#fff5ce"/>
      <style:text-properties fo:font-style="italic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0">00/00/0000</text:date>, <text:time style:data-style-name="N2" text:time-value="12:57:44.2826995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3T17:25:45.265534828</meta:creation-date>
    <dc:date>2022-07-20T12:58:01.669745193</dc:date>
    <meta:editing-duration>PT14H49M1S</meta:editing-duration>
    <meta:editing-cycles>47</meta:editing-cycles>
    <meta:generator>LibreOffice/7.3.1.3$Linux_X86_64 LibreOffice_project/30$Build-3</meta:generator>
    <meta:document-statistic meta:table-count="1" meta:cell-count="189" meta:object-count="0"/>
  </office:meta>
</office:document-meta>
</file>